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0c88" officeooo:paragraph-rsid="00010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ffing Sequence:</text:p>
      <text:p text:style-name="P1"/>
      <text:p text:style-name="P1">U1</text:p>
      <text:p text:style-name="P1">C1</text:p>
      <text:p text:style-name="P1">C2</text:p>
      <text:p text:style-name="P1">C3</text:p>
      <text:p text:style-name="P1">C4</text:p>
      <text:p text:style-name="P1">C5</text:p>
      <text:p text:style-name="P1">L1</text:p>
      <text:p text:style-name="P1">D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manyu </meta:initial-creator>
    <meta:creation-date>2016-04-21T00:31:43.086314665</meta:creation-date>
    <meta:printed-by>Abhimanyu </meta:printed-by>
    <meta:print-date>2016-04-21T00:33:27.827127021</meta:print-date>
    <dc:date>2016-04-21T03:00:20.992280306</dc:date>
    <dc:creator>Abhimanyu </dc:creator>
    <meta:editing-duration>PT2H13M26S</meta:editing-duration>
    <meta:editing-cycles>1</meta:editing-cycles>
    <meta:document-statistic meta:table-count="0" meta:image-count="0" meta:object-count="0" meta:page-count="1" meta:paragraph-count="9" meta:word-count="10" meta:character-count="34" meta:non-whitespace-character-count="33"/>
    <meta:generator>LibreOffice/5.0.5.2$Linux_X86_64 LibreOffice_project/00m0$Build-2</meta:generator>
  </office:meta>
</office:document-meta>
</file>